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Dashed_20__28_var_29_"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7.668cm" fo:min-width="4.418cm" fo:padding-top="0.166cm" fo:padding-bottom="0.166cm" fo:padding-left="0.291cm" fo:padding-right="0.2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34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4cm" fo:min-width="0.3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56cm"/>
    </style:style>
    <style:style style:name="gr7" style:family="graphic" style:parent-style-name="standard">
      <style:graphic-properties draw:stroke="dash" draw:stroke-dash="Dashed_20__28_var_29_"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5.673cm" fo:min-width="4.418cm" fo:padding-top="0.166cm" fo:padding-bottom="0.166cm" fo:padding-left="0.291cm" fo:padding-right="0.29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751cm" fo:min-width="1.2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943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691cm"/>
    </style:style>
    <style:style style:name="gr12" style:family="graphic" style:parent-style-name="standard">
      <style:graphic-properties draw:stroke="dash" draw:stroke-dash="Dashed_20__28_var_29_" svg:stroke-width="0.081cm" svg:stroke-color="#000000" draw:marker-start-width="0.322cm" draw:marker-end-width="0.322cm" draw:fill="none" draw:fill-color="#ffffff" draw:textarea-horizontal-align="justify" draw:textarea-vertical-align="middle" draw:auto-grow-height="false" fo:min-height="10.668cm" fo:min-width="4.418cm" fo:padding-top="0.166cm" fo:padding-bottom="0.166cm" fo:padding-left="0.291cm" fo:padding-right="0.291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162cm" fo:min-width="2.2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8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solid" draw:fill-color="#ffffff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3cm" svg:height="1cm" svg:x="8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5cm" svg:x2="9.5cm" svg:y2="7cm" draw:start-shape="id1" draw:start-glue-point="6" draw:end-shape="id2" draw:end-glue-point="4" svg:d="M9500 5000v2000" svg:viewBox="0 0 1 2001">
          <text:p/>
        </draw:connector>
        <draw:custom-shape draw:style-name="gr3" draw:text-style-name="P2" draw:layer="layout" svg:width="5cm" svg:height="8cm" svg:x="7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34cm" svg:height="0.954cm" svg:x="7.815cm" svg:y="3.1cm">
          <draw:text-box>
            <text:p><text:span text:style-name="T1">cero</text:span></text:p>
          </draw:text-box>
        </draw:frame>
        <draw:connector draw:style-name="gr2" draw:text-style-name="P1" draw:layer="layout" draw:line-skew="-1.499cm -1.499cm" svg:x1="8cm" svg:y1="8cm" svg:x2="9.5cm" svg:y2="4cm" draw:start-shape="id2" draw:start-glue-point="5" draw:end-shape="id1" draw:end-glue-point="4" svg:d="M8000 8000h-2000v-6000h3500v2000" svg:viewBox="0 0 3501 6001">
          <text:p/>
        </draw:connector>
        <draw:connector draw:style-name="gr2" draw:text-style-name="P1" draw:layer="layout" svg:x1="9.5cm" svg:y1="9cm" svg:x2="9.5cm" svg:y2="13.005cm" draw:end-shape="id3" draw:end-glue-point="4" svg:d="M9500 9000v4005" svg:viewBox="0 0 1 4006">
          <text:p/>
        </draw:connector>
        <draw:frame draw:style-name="gr5" draw:text-style-name="P4" draw:layer="layout" svg:width="0.891cm" svg:height="0.954cm" svg:x="9.1cm" svg:y="9.346cm">
          <draw:text-box>
            <text:p><text:span text:style-name="T1">T</text:span></text:p>
          </draw:text-box>
        </draw:frame>
        <draw:frame draw:style-name="gr5" draw:text-style-name="P4" draw:layer="layout" svg:width="0.891cm" svg:height="0.954cm" svg:x="7cm" svg:y="7.5cm">
          <draw:text-box>
            <text:p><text:span text:style-name="T1">F</text:span></text:p>
          </draw:text-box>
        </draw:frame>
        <draw:custom-shape draw:style-name="gr1" draw:text-style-name="P1" xml:id="id5" draw:id="id5" draw:layer="layout" svg:width="3cm" svg:height="1cm" svg:x="8cm" svg:y="2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17.005cm" svg:x2="9.5cm" svg:y2="21cm" draw:start-shape="id4" draw:start-glue-point="6" draw:end-shape="id5" draw:end-glue-point="4" svg:d="M9500 17005v3995" svg:viewBox="0 0 1 3996">
          <text:p/>
        </draw:connector>
        <draw:connector draw:style-name="gr2" draw:text-style-name="P1" draw:layer="layout" svg:x1="9.5cm" svg:y1="22cm" svg:x2="9.5cm" svg:y2="23cm" draw:start-shape="id5" draw:start-glue-point="6" draw:end-shape="id6" draw:end-glue-point="4" svg:d="M9500 22000v1000" svg:viewBox="0 0 1 1001">
          <text:p/>
        </draw:connector>
        <draw:connector draw:style-name="gr2" draw:text-style-name="P1" draw:layer="layout" draw:line-skew="-0.75cm" svg:x1="8cm" svg:y1="16.005cm" svg:x2="6.001cm" svg:y2="8.013cm" draw:start-shape="id4" draw:start-glue-point="5" svg:d="M8000 16005h-2000v-7992h1" svg:viewBox="0 0 2001 7993">
          <text:p/>
        </draw:connector>
        <draw:frame draw:style-name="gr6" draw:text-style-name="P3" draw:layer="layout" svg:width="1.556cm" svg:height="0.954cm" svg:x="7.965cm" svg:y="19.995cm">
          <draw:text-box>
            <text:p><text:span text:style-name="T1">uno</text:span></text:p>
          </draw:text-box>
        </draw:frame>
        <draw:connector draw:style-name="gr2" draw:text-style-name="P1" draw:layer="layout" draw:line-skew="1.498cm 5.501cm" svg:x1="9.5cm" svg:y1="25cm" svg:x2="9.459cm" svg:y2="19cm" draw:start-shape="id6" draw:start-glue-point="6" svg:d="M9500 25000v2000h3500v-8000h-3541" svg:viewBox="0 0 3542 8001">
          <text:p/>
        </draw:connector>
        <draw:frame draw:style-name="gr5" draw:text-style-name="P4" draw:layer="layout" svg:width="0.891cm" svg:height="0.954cm" svg:x="9.109cm" svg:y="25.146cm">
          <draw:text-box>
            <text:p><text:span text:style-name="T1">T</text:span></text:p>
          </draw:text-box>
        </draw:frame>
        <draw:frame draw:style-name="gr5" draw:text-style-name="P4" draw:layer="layout" svg:width="0.891cm" svg:height="0.954cm" svg:x="7cm" svg:y="23.5cm">
          <draw:text-box>
            <text:p><text:span text:style-name="T1">F</text:span></text:p>
          </draw:text-box>
        </draw:frame>
        <draw:custom-shape draw:style-name="gr7" draw:text-style-name="P2" draw:layer="layout" svg:width="5cm" svg:height="6.005cm" svg:x="7cm" svg:y="19.9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2" draw:id="id2" draw:layer="layout" svg:width="3cm" svg:height="2cm" svg:x="8cm" svg:y="7cm">
          <text:p text:style-name="P5"><text:span text:style-name="T1">nivel=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6" xml:id="id6" draw:id="id6" draw:layer="layout" svg:width="3cm" svg:height="2cm" svg:x="8cm" svg:y="23cm">
          <text:p text:style-name="P5"><text:span text:style-name="T1">nivel=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9" draw:text-style-name="P3" draw:layer="layout" svg:width="4.443cm" svg:height="0.954cm" svg:x="14.057cm" svg:y="15cm">
          <draw:text-box>
            <text:p><text:span text:style-name="T1">Diseño Moore</text:span></text:p>
          </draw:text-box>
        </draw:frame>
        <draw:custom-shape draw:style-name="gr10" draw:text-style-name="P1" xml:id="id3" draw:id="id3" draw:layer="layout" svg:width="3cm" svg:height="1cm" svg:x="8cm" svg:y="13.005cm">
          <text:p text:style-name="P5">tick&lt;=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14.005cm" svg:x2="9.5cm" svg:y2="15.005cm" draw:start-shape="id3" draw:start-glue-point="6" draw:end-shape="id4" draw:end-glue-point="4" svg:d="M9500 14005v1000" svg:viewBox="0 0 1 1001">
          <text:p/>
        </draw:connector>
        <draw:frame draw:style-name="gr11" draw:text-style-name="P3" draw:layer="layout" svg:width="2.191cm" svg:height="0.954cm" svg:x="7.365cm" svg:y="12cm">
          <draw:text-box>
            <text:p><text:span text:style-name="T1">flanco</text:span></text:p>
          </draw:text-box>
        </draw:frame>
        <draw:frame draw:style-name="gr5" draw:text-style-name="P4" draw:layer="layout" svg:width="0.891cm" svg:height="0.954cm" svg:x="9.109cm" svg:y="17.151cm">
          <draw:text-box>
            <text:p><text:span text:style-name="T1">T</text:span></text:p>
          </draw:text-box>
        </draw:frame>
        <draw:frame draw:style-name="gr5" draw:text-style-name="P4" draw:layer="layout" svg:width="0.891cm" svg:height="0.954cm" svg:x="7cm" svg:y="15.505cm">
          <draw:text-box>
            <text:p><text:span text:style-name="T1">F</text:span></text:p>
          </draw:text-box>
        </draw:frame>
        <draw:custom-shape draw:style-name="gr7" draw:text-style-name="P2" draw:layer="layout" svg:width="5cm" svg:height="6.005cm" svg:x="7cm" svg:y="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3cm" svg:height="2cm" svg:x="8cm" svg:y="15.005cm">
          <text:p text:style-name="P5"><text:span text:style-name="T1">nivel=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1" draw:layer="layout" draw:line-skew="-0.75cm" svg:x1="8cm" svg:y1="24cm" svg:x2="6.001cm" svg:y2="16.008cm" draw:start-shape="id6" draw:start-glue-point="5" svg:d="M8000 24000h-2000v-7992h1" svg:viewBox="0 0 2001 7993">
          <text:p/>
        </draw:connector>
      </draw:page>
      <draw:page draw:name="page2" draw:style-name="dp1" draw:master-page-name="Predeterminado">
        <draw:custom-shape draw:style-name="gr1" draw:text-style-name="P1" xml:id="id7" draw:id="id7" draw:layer="layout" svg:width="3cm" svg:height="1cm" svg:x="8cm" svg:y="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5cm" svg:x2="9.5cm" svg:y2="7cm" draw:start-shape="id7" draw:start-glue-point="6" draw:end-shape="id8" draw:end-glue-point="4" svg:d="M9500 5000v2000" svg:viewBox="0 0 1 2001">
          <text:p/>
        </draw:connector>
        <draw:custom-shape draw:style-name="gr12" draw:text-style-name="P2" draw:layer="layout" svg:width="5cm" svg:height="11cm" svg:x="7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34cm" svg:height="0.954cm" svg:x="7.815cm" svg:y="3.1cm">
          <draw:text-box>
            <text:p><text:span text:style-name="T1">cero</text:span></text:p>
          </draw:text-box>
        </draw:frame>
        <draw:connector draw:style-name="gr2" draw:text-style-name="P1" draw:layer="layout" draw:line-skew="-1.499cm -1.499cm" svg:x1="8cm" svg:y1="8cm" svg:x2="9.5cm" svg:y2="4cm" draw:start-shape="id8" draw:start-glue-point="5" draw:end-shape="id7" draw:end-glue-point="4" svg:d="M8000 8000h-2000v-6000h3500v2000" svg:viewBox="0 0 3501 6001">
          <text:p/>
        </draw:connector>
        <draw:connector draw:style-name="gr2" draw:text-style-name="P1" draw:layer="layout" svg:x1="9.5cm" svg:y1="9cm" svg:x2="9.5cm" svg:y2="11cm" draw:end-shape="id9" draw:end-glue-point="4" svg:d="M9500 9000v2000" svg:viewBox="0 0 1 2001">
          <text:p/>
        </draw:connector>
        <draw:frame draw:style-name="gr5" draw:text-style-name="P4" draw:layer="layout" svg:width="0.891cm" svg:height="0.954cm" svg:x="9.1cm" svg:y="9.346cm">
          <draw:text-box>
            <text:p><text:span text:style-name="T1">T</text:span></text:p>
          </draw:text-box>
        </draw:frame>
        <draw:frame draw:style-name="gr5" draw:text-style-name="P4" draw:layer="layout" svg:width="0.891cm" svg:height="0.954cm" svg:x="7cm" svg:y="7.5cm">
          <draw:text-box>
            <text:p><text:span text:style-name="T1">F</text:span></text:p>
          </draw:text-box>
        </draw:frame>
        <draw:custom-shape draw:style-name="gr1" draw:text-style-name="P1" xml:id="id10" draw:id="id10" draw:layer="layout" svg:width="3cm" svg:height="1cm" svg:x="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5cm" svg:y1="13cm" svg:x2="9.5cm" svg:y2="17cm" draw:start-shape="id9" draw:start-glue-point="6" draw:end-shape="id10" draw:end-glue-point="4" svg:d="M9500 13000v4000" svg:viewBox="0 0 1 4001">
          <text:p/>
        </draw:connector>
        <draw:connector draw:style-name="gr2" draw:text-style-name="P1" draw:layer="layout" svg:x1="9.5cm" svg:y1="18cm" svg:x2="9.5cm" svg:y2="19cm" draw:start-shape="id10" draw:start-glue-point="6" draw:end-shape="id11" draw:end-glue-point="4" svg:d="M9500 18000v1000" svg:viewBox="0 0 1 1001">
          <text:p/>
        </draw:connector>
        <draw:connector draw:style-name="gr2" draw:text-style-name="P1" draw:layer="layout" draw:line-skew="-0.75cm" svg:x1="8cm" svg:y1="20cm" svg:x2="6.001cm" svg:y2="8.013cm" draw:start-shape="id11" draw:start-glue-point="5" svg:d="M8000 20000h-2000v-11987h1" svg:viewBox="0 0 2001 11988">
          <text:p/>
        </draw:connector>
        <draw:frame draw:style-name="gr6" draw:text-style-name="P3" draw:layer="layout" svg:width="1.556cm" svg:height="0.954cm" svg:x="7.965cm" svg:y="15.995cm">
          <draw:text-box>
            <text:p><text:span text:style-name="T1">uno</text:span></text:p>
          </draw:text-box>
        </draw:frame>
        <draw:connector draw:style-name="gr2" draw:text-style-name="P1" draw:layer="layout" draw:line-skew="1.498cm 5.501cm" svg:x1="9.5cm" svg:y1="21cm" svg:x2="9.459cm" svg:y2="15cm" draw:start-shape="id11" draw:start-glue-point="6" svg:d="M9500 21000v2000h3500v-8000h-3541" svg:viewBox="0 0 3542 8001">
          <text:p/>
        </draw:connector>
        <draw:frame draw:style-name="gr5" draw:text-style-name="P4" draw:layer="layout" svg:width="0.891cm" svg:height="0.954cm" svg:x="9.109cm" svg:y="21.146cm">
          <draw:text-box>
            <text:p><text:span text:style-name="T1">T</text:span></text:p>
          </draw:text-box>
        </draw:frame>
        <draw:frame draw:style-name="gr5" draw:text-style-name="P4" draw:layer="layout" svg:width="0.891cm" svg:height="0.954cm" svg:x="7cm" svg:y="19.5cm">
          <draw:text-box>
            <text:p><text:span text:style-name="T1">F</text:span></text:p>
          </draw:text-box>
        </draw:frame>
        <draw:custom-shape draw:style-name="gr7" draw:text-style-name="P2" draw:layer="layout" svg:width="5cm" svg:height="6.005cm" svg:x="7cm" svg:y="15.9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xml:id="id8" draw:id="id8" draw:layer="layout" svg:width="3cm" svg:height="2cm" svg:x="8cm" svg:y="7cm">
          <text:p text:style-name="P5"><text:span text:style-name="T1">nivel=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3" draw:text-style-name="P6" xml:id="id9" draw:id="id9" draw:layer="layout" svg:width="3cm" svg:height="2cm" svg:x="8cm" svg:y="11cm">
          <text:p text:style-name="P5"><text:span text:style-name="T1">tick &lt;= 1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6" xml:id="id11" draw:id="id11" draw:layer="layout" svg:width="3cm" svg:height="2cm" svg:x="8cm" svg:y="19cm">
          <text:p text:style-name="P5"><text:span text:style-name="T1">nivel=1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14" draw:text-style-name="P7" draw:layer="layout" svg:width="4.337cm" svg:height="0.954cm" svg:x="14.063cm" svg:y="11.046cm">
          <draw:text-box>
            <text:p>Diseño Meal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1:07:39.655000000</meta:creation-date>
    <dc:date>2017-07-10T12:06:03.155000000</dc:date>
    <meta:editing-duration>PT55M35S</meta:editing-duration>
    <meta:editing-cycles>11</meta:editing-cycles>
    <meta:generator>LibreOffice/5.3.4.2$Windows_X86_64 LibreOffice_project/f82d347ccc0be322489bf7da61d7e4ad13fe2ff3</meta:generator>
    <meta:document-statistic meta:object-count="49"/>
  </office:meta>
</office:document-meta>
</file>